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0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 service for one year, provider: Mobile beacon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hony service for one year, aprox 80,500 minutes at $0.009/minute, providers: Voip.ms Callcentric Twilio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 computing service for one year, $31.25/mo, provider: Digitalocean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internet and computing services for one year, providers: Amazon AWS, Namecheap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s and tool consumables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 replacement payphone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and internet connectivity supplie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enclosure mounting hardware and supplie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enclosure parts and materials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s, VOIP adapter boxes, other IT hardware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reach and publicity: zine printing, postage, signage, flyer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2: 137 2021:196</text:p>
          </table:table-cell>
          <table:table-cell office:value-type="string" calcext:value-type="string">
            <text:p>grant pays for all except paid by revenue</text:p>
          </table:table-cell>
          <table:table-cell/>
        </table:table-row>
        <table:table-row table:style-name="ro1">
          <table:table-cell office:value-type="string" calcext:value-type="string">
            <text:p>Adminstrative costs for grant-funded activities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urly labor for Futel maintenance and repair for 1 year, performed by Karl Anderson and other Futel workers, 12 hours at $20/hr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all in-kind</text:p>
          </table:table-cell>
          <table:table-cell/>
        </table:table-row>
        <table:table-row table:style-name="ro1">
          <table:table-cell office:value-type="string" calcext:value-type="string">
            <text:p>Hourly labor for Futel IT operations for 1 year, performed by Karl Anderson, 48 hours at $20/hr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all in-kind</text:p>
          </table:table-cell>
          <table:table-cell/>
        </table:table-row>
        <table:table-row table:style-name="ro1">
          <table:table-cell office:value-type="string" calcext:value-type="string">
            <text:p>Hourly labor for Futel project administration for 1 year, performed by Karl Anderson, 6 hours at $20/hr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ll in-kind</text:p>
          </table:table-cell>
          <table:table-cell/>
        </table:table-row>
        <table:table-row table:style-name="ro1">
          <table:table-cell office:value-type="string" calcext:value-type="string">
            <text:p>Practical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  <table:table-cell/>
        </table:table-row>
        <table:table-row table:style-name="ro1">
          <table:table-cell office:value-type="string" calcext:value-type="string">
            <text:p>Creative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20])" office:value-type="float" office:value="7520" calcext:value-type="float">
            <text:p>752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C Arts3C grant, projected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tions from individuals through website/fiscal sponsor, projected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tions from Patreon subscribers, projected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s, VOIP adapter boxes, other IT hardware, donation from Personal Telco Project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handise sales, projected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urly labor for Futel maintenance and repair for 1 year, in kind donation by Karl Anderson and other Futel workers , 12 hours at $20/h, confirmed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ly labor for Futel IT operations for 1 year, in kind donation by Karl Anderson, 48 hours at $20/hr, confirmed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ly labor for Futel project administration for 1 year, in kind donation by Karl Anderson 6 hours at $20/hr, confirmed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revenue</text:p>
          </table:table-cell>
          <table:table-cell table:formula="of:=SUM([.B25:.B34])" office:value-type="float" office:value="7520" calcext:value-type="float">
            <text:p>7520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formula="of:=SUM([.B6:.B10])" office:value-type="float" office:value="1085" calcext:value-type="float">
            <text:p>1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15:00.515597331</meta:creation-date>
    <dc:date>2023-03-17T21:23:06.008622768</dc:date>
    <meta:editing-duration>P1DT2H7M54S</meta:editing-duration>
    <meta:editing-cycles>48</meta:editing-cycles>
    <meta:generator>LibreOffice/7.3.7.2$Linux_X86_64 LibreOffice_project/30$Build-2</meta:generator>
    <meta:document-statistic meta:table-count="1" meta:cell-count="64" meta:object-count="0"/>
  </office:meta>
</office:document-meta>
</file>